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503cm"/>
    </style:style>
    <style:style style:name="Tableau1.E" style:family="table-column">
      <style:table-column-properties style:column-width="3.76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cf863" officeooo:paragraph-rsid="005cf863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60f455" officeooo:paragraph-rsid="005dd2f3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style:font-name="Caligra" officeooo:rsid="007b751e" officeooo:paragraph-rsid="007b751e"/>
    </style:style>
    <style:style style:name="P7" style:family="paragraph" style:parent-style-name="Standard">
      <style:paragraph-properties fo:margin-left="0cm" fo:margin-right="-0.806cm" fo:text-indent="0cm" style:auto-text-indent="false"/>
      <style:text-properties style:font-name="Caligra" officeooo:rsid="0086086f" officeooo:paragraph-rsid="0086086f"/>
    </style:style>
    <style:style style:name="P8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9" style:family="paragraph" style:parent-style-name="Standard">
      <style:paragraph-properties fo:margin-left="0cm" fo:margin-right="-0.806cm" fo:text-indent="0cm" style:auto-text-indent="false"/>
      <style:text-properties officeooo:paragraph-rsid="00540c2c"/>
    </style:style>
    <style:style style:name="P10" style:family="paragraph" style:parent-style-name="Text_20_body">
      <style:text-properties style:font-name="Caligra" fo:font-weight="normal" officeooo:rsid="0032c8eb" officeooo:paragraph-rsid="007111a6" style:font-weight-asian="normal" style:font-weight-complex="normal"/>
    </style:style>
    <style:style style:name="P11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8829" officeooo:paragraph-rsid="006a8829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b2514" officeooo:paragraph-rsid="007b2514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4d6" officeooo:paragraph-rsid="007fe4d6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b34f" officeooo:paragraph-rsid="0082b34f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rsid="0076558d" officeooo:paragraph-rsid="0076558d"/>
    </style:style>
    <style:style style:name="P1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5902a5" officeooo:paragraph-rsid="005902a5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7741ea" officeooo:paragraph-rsid="007741ea" style:font-size-asian="11pt" style:font-name-complex="Arial" style:font-size-complex="11pt"/>
    </style:style>
    <style:style style:name="P21" style:family="paragraph" style:parent-style-name="Standard">
      <style:text-properties style:font-name="Caligra" officeooo:paragraph-rsid="00540c2c"/>
    </style:style>
    <style:style style:name="P22" style:family="paragraph" style:parent-style-name="Standard">
      <style:text-properties style:font-name="Caligra" officeooo:rsid="00703475" officeooo:paragraph-rsid="00703475"/>
    </style:style>
    <style:style style:name="P23" style:family="paragraph" style:parent-style-name="Standard">
      <style:text-properties style:font-name="Caligra" officeooo:rsid="0081839c" officeooo:paragraph-rsid="0081839c"/>
    </style:style>
    <style:style style:name="P24" style:family="paragraph" style:parent-style-name="Standard">
      <style:text-properties style:font-name="Caligra" officeooo:rsid="0083dc92" officeooo:paragraph-rsid="0083dc92"/>
    </style:style>
    <style:style style:name="P25" style:family="paragraph" style:parent-style-name="Standard">
      <style:text-properties style:font-name="Caligra" officeooo:rsid="0084deca" officeooo:paragraph-rsid="0084deca"/>
    </style:style>
    <style:style style:name="P26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2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28" style:family="paragraph" style:parent-style-name="Text_20_body" style:master-page-name="Standard">
      <style:paragraph-properties style:page-number="auto"/>
      <style:text-properties officeooo:paragraph-rsid="005902a5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75cc" officeooo:paragraph-rsid="007475cc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9001d" officeooo:paragraph-rsid="0089001d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df215" style:font-style-asian="normal" style:font-style-complex="normal"/>
    </style:style>
    <style:style style:name="T4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5" style:family="text">
      <style:text-properties fo:color="#ffffff" loext:opacity="100%" style:font-name="Caligra" fo:font-size="11pt" fo:font-weight="bold" officeooo:rsid="005902a5" style:font-size-asian="11pt" style:font-weight-asian="bold" style:font-name-complex="Arial" style:font-size-complex="11pt"/>
    </style:style>
    <style:style style:name="T6" style:family="text">
      <style:text-properties fo:color="#ffffff" loext:opacity="100%" style:font-name="Caligra" fo:font-size="11pt" fo:font-weight="bold" officeooo:rsid="007343b9" style:font-size-asian="11pt" style:font-weight-asian="bold" style:font-name-complex="Arial" style:font-size-complex="11pt"/>
    </style:style>
    <style:style style:name="T7" style:family="text">
      <style:text-properties fo:color="#ffffff" loext:opacity="100%" style:font-name="Caligra" fo:font-size="11pt" fo:font-weight="bold" officeooo:rsid="00744a1b" style:font-size-asian="11pt" style:font-weight-asian="bold" style:font-name-complex="Arial" style:font-size-complex="11pt"/>
    </style:style>
    <style:style style:name="T8" style:family="text">
      <style:text-properties style:font-name="Caligra" officeooo:rsid="002fecf8"/>
    </style:style>
    <style:style style:name="T9" style:family="text">
      <style:text-properties style:font-name="Caligra" fo:font-style="italic" officeooo:rsid="002fecf8" style:font-style-asian="italic" style:font-style-complex="italic"/>
    </style:style>
    <style:style style:name="T10" style:family="text">
      <style:text-properties style:font-name="Caligra" fo:font-style="italic" officeooo:rsid="0073180d" style:font-style-asian="italic" style:font-style-complex="italic"/>
    </style:style>
    <style:style style:name="T11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Caligra" fo:font-size="11pt" fo:font-weight="bold" officeooo:rsid="005902a5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Caligra" fo:font-size="11pt" fo:font-weight="bold" officeooo:rsid="007343b9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Caligra" fo:font-size="11pt" fo:font-weight="bold" officeooo:rsid="0073fe69" style:font-size-asian="11pt" style:font-weight-asian="bold" style:font-name-complex="Arial" style:font-size-complex="11pt" style:font-weight-complex="bold"/>
    </style:style>
    <style:style style:name="T17" style:family="text">
      <style:text-properties style:font-name="Caligra" fo:font-size="11pt" fo:font-weight="bold" officeooo:rsid="007a427b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Caligra" fo:font-size="11pt" style:font-size-asian="11pt" style:font-name-complex="Arial" style:font-size-complex="11pt"/>
    </style:style>
    <style:style style:name="T19" style:family="text">
      <style:text-properties style:font-name="Caligra" fo:font-size="11pt" officeooo:rsid="005902a5" style:font-size-asian="11pt" style:font-name-complex="Arial" style:font-size-complex="11pt"/>
    </style:style>
    <style:style style:name="T20" style:family="text">
      <style:text-properties style:font-name="Caligra" fo:font-size="11pt" officeooo:rsid="00276f1a" style:font-size-asian="11pt" style:font-name-complex="Arial" style:font-size-complex="11pt"/>
    </style:style>
    <style:style style:name="T21" style:family="text">
      <style:text-properties style:font-name="Caligra" fo:font-size="11pt" officeooo:rsid="0086fdfb" style:font-size-asian="11pt" style:font-name-complex="Arial" style:font-size-complex="11pt"/>
    </style:style>
    <style:style style:name="T22" style:family="text">
      <style:text-properties officeooo:rsid="007741ea"/>
    </style:style>
    <style:style style:name="T23" style:family="text">
      <style:text-properties officeooo:rsid="0077b729"/>
    </style:style>
    <style:style style:name="T24" style:family="text">
      <style:text-properties officeooo:rsid="0083ff1c"/>
    </style:style>
    <style:style style:name="T25" style:family="text">
      <style:text-properties style:text-position="super 58%"/>
    </style:style>
    <style:style style:name="T2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8">La dernière fois :</text:span><text:span text:style-name="T9">’’’</text:span><text:span text:style-name="T10">pour la prochaine fois évaluation chap 2 et 3’’’</text:span></text:p>
      <text:p text:style-name="P26"><text:span text:style-name="T15">4 </text:span><text:span text:style-name="T16">D</text:span><text:span text:style-name="T17">é</text:span><text:span text:style-name="T15">c </text:span><text:span text:style-name="T12">8h</text:span><text:span text:style-name="T13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7"><text:span text:style-name="T4">Séance </text:span><text:span text:style-name="T5">1</text:span><text:span text:style-name="T6">3 </text:span><text:span text:style-name="T7">5è</text:span><text:span text:style-name="T4">: </text:span><text:span text:style-name="T11">Fiche de préparation</text:span><text:span text:style-name="T14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9"><text:span text:style-name="T20">1h</text:span><text:span text:style-name="T21">25</text:span>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1">Déroulement</text:p>
          </table:table-cell>
          <table:table-cell table:style-name="Tableau1.C1" table:number-columns-spanned="2" office:value-type="string">
            <text:p text:style-name="P8">Matériel</text:p>
          </table:table-cell>
          <table:covered-table-cell/>
          <table:table-cell table:style-name="Tableau1.C1" office:value-type="string">
            <text:p text:style-name="P8">Temps</text:p>
          </table:table-cell>
          <table:table-cell table:style-name="Tableau1.C1" office:value-type="string">
            <text:p text:style-name="P8">Rôle de l’enseignant</text:p>
          </table:table-cell>
        </table:table-row>
        <table:table-row table:style-name="Tableau1.3">
          <table:table-cell table:style-name="Tableau1.C1" office:value-type="string">
            <text:p text:style-name="P12">Appel</text:p>
          </table:table-cell>
          <table:table-cell table:style-name="Tableau1.C1" table:number-columns-spanned="2" office:value-type="string">
            <text:p text:style-name="P18"/>
          </table:table-cell>
          <table:covered-table-cell/>
          <table:table-cell table:style-name="Tableau1.C1" office:value-type="string">
            <text:p text:style-name="P2">5min</text:p>
          </table:table-cell>
          <table:table-cell table:style-name="Tableau1.C1" office:value-type="string">
            <text:p text:style-name="P18"/>
          </table:table-cell>
        </table:table-row>
        <table:table-row table:style-name="Tableau1.3">
          <table:table-cell table:style-name="Tableau1.A4" office:value-type="string">
            <text:p text:style-name="P29">Évaluation</text:p>
            <text:p text:style-name="P30">(chercher exercice 4<text:span text:style-name="T25">e</text:span> dans le livre)</text:p>
          </table:table-cell>
          <table:table-cell table:style-name="Tableau1.A4" table:number-columns-spanned="2" office:value-type="string">
            <text:p text:style-name="P20">Évaluation / élèves</text:p>
          </table:table-cell>
          <table:covered-table-cell/>
          <table:table-cell table:style-name="Tableau1.A4" office:value-type="string">
            <text:p text:style-name="P3"><text:span text:style-name="T22">4</text:span>5 min</text:p>
          </table:table-cell>
          <table:table-cell table:style-name="Tableau1.A4" office:value-type="string">
            <text:p text:style-name="P18"/>
          </table:table-cell>
        </table:table-row>
        <table:table-row table:style-name="Tableau1.5">
          <table:table-cell table:style-name="Tableau1.A4" office:value-type="string">
            <text:p text:style-name="P17"><text:span text:style-name="T19">R</text:span><text:span text:style-name="T18">endre CR act 1</text:span></text:p>
          </table:table-cell>
          <table:table-cell table:style-name="Tableau1.A4" table:number-columns-spanned="2" office:value-type="string">
            <text:p text:style-name="P19"/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8"/>
          </table:table-cell>
        </table:table-row>
        <table:table-row table:style-name="Tableau1.6">
          <table:table-cell table:style-name="Tableau1.A4" office:value-type="string">
            <text:p text:style-name="P13"><text:span text:style-name="T23">Continuer </text:span>act1</text:p>
            <text:p text:style-name="P14">Trace de cours</text:p>
          </table:table-cell>
          <table:table-cell table:style-name="Tableau1.A4" table:number-columns-spanned="2" office:value-type="string">
            <text:p text:style-name="P22"/>
          </table:table-cell>
          <table:covered-table-cell/>
          <table:table-cell table:style-name="Tableau1.A4" office:value-type="string">
            <text:p text:style-name="P5"/>
            <text:p text:style-name="P6">15-20 min</text:p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16">(pas le temps : act2 du chap4)</text:p>
          </table:table-cell>
          <table:table-cell table:style-name="Tableau1.A4" table:number-columns-spanned="2" office:value-type="string">
            <text:p text:style-name="P25">act2</text:p>
            <text:p text:style-name="P24">4 fils, une pile, une lampe + (lampe || moteur) / <text:span text:style-name="T24">groupe</text:span>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21"/>
          </table:table-cell>
        </table:table-row>
        <table:table-row table:style-name="Tableau1.6">
          <table:table-cell table:style-name="Tableau1.A4" office:value-type="string">
            <text:p text:style-name="P15">Agenda : exercice 1 du chap 4</text:p>
          </table:table-cell>
          <table:table-cell table:style-name="Tableau1.A4" table:number-columns-spanned="2" office:value-type="string">
            <text:p text:style-name="P23">Exercice / élève</text:p>
          </table:table-cell>
          <table:covered-table-cell/>
          <table:table-cell table:style-name="Tableau1.A4" office:value-type="string">
            <text:p text:style-name="P7">5min</text:p>
          </table:table-cell>
          <table:table-cell table:style-name="Tableau1.A4" office:value-type="string">
            <text:p text:style-name="P21"/>
          </table:table-cell>
        </table:table-row>
      </table:table>
      <text:p text:style-name="P21"/>
      <text:p text:style-name="P10"><text:span text:style-name="T1">Pour la prochaine fois </text:span><text:span text:style-name="T2">: </text:span><text:span text:style-name="T3">exercice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1S</meta:editing-duration>
    <meta:editing-cycles>42</meta:editing-cycles>
    <meta:generator>LibreOffice/7.0.3.1$Linux_X86_64 LibreOffice_project/00$Build-1</meta:generator>
    <meta:creation-date>2020-11-26T22:01:32.539199196</meta:creation-date>
    <meta:initial-creator>J Cercy</meta:initial-creator>
    <dc:date>2020-12-03T23:44:07.280407222</dc:date>
    <dc:creator>J Cercy</dc:creator>
    <meta:document-statistic meta:table-count="1" meta:image-count="0" meta:object-count="0" meta:page-count="1" meta:paragraph-count="26" meta:word-count="93" meta:character-count="475" meta:non-whitespace-character-count="405"/>
    <meta:template xlink:type="simple" xlink:actuate="onRequest" xlink:title="fiche_de_prep_type" xlink:href="../../../../../../mes_ressources/document%20type/fiche_de_prep_type.ott" meta:date="2020-11-26T22:01:30.935599976"/>
  </office:meta>
</office:document-meta>
</file>